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EverythingEmitter.MixinEverythingEmitter( ClassVisitor v , String className , Class [ ]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EverythingEmitter.getInterfaces( Class [ ] 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xinEverythingEmitter.getMethods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